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7" calcext:value-type="float">
            <text:p>1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7" calcext:value-type="float">
            <text:p>4.2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54" calcext:value-type="float">
            <text:p>8.5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07" calcext:value-type="float">
            <text:p>17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7" calcext:value-type="float">
            <text:p>1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7" calcext:value-type="float">
            <text:p>4.2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54" calcext:value-type="float">
            <text:p>8.5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07" calcext:value-type="float">
            <text:p>17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7" calcext:value-type="float">
            <text:p>1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7" calcext:value-type="float">
            <text:p>4.2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54" calcext:value-type="float">
            <text:p>8.5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07" calcext:value-type="float">
            <text:p>17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53" calcext:value-type="float">
            <text:p>0.5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07" calcext:value-type="float">
            <text:p>1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13" calcext:value-type="float">
            <text:p>2.13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27" calcext:value-type="float">
            <text:p>4.2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8.54" calcext:value-type="float">
            <text:p>8.54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7.07" calcext:value-type="float">
            <text:p>17.07</text:p>
          </table:table-cell>
          <table:table-cell table:style-name="ce3" office:value-type="string" calcext:value-type="string">
            <text:p>Веселый молочник 3.5-4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0 Сентября</text:p>
          </table:table-cell>
          <table:table-cell table:style-name="ce3" office:value-type="string" calcext:value-type="string">
            <text:p>14 дней</text:p>
          </table:table-cell>
          <table:table-cell table:style-name="ce6" office:value-type="string" calcext:value-type="string">
            <text:p>9 Сентября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34:12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1S</meta:editing-duration>
    <meta:editing-cycles>3</meta:editing-cycles>
    <meta:generator>LibreOffice/5.2.7.2$Windows_x86 LibreOffice_project/2b7f1e640c46ceb28adf43ee075a6e8b8439ed10</meta:generator>
    <dc:date>2018-09-24T16:36:32.43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